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1b2" officeooo:paragraph-rsid="000f01b2"/>
    </style:style>
    <style:style style:name="P2" style:family="paragraph" style:parent-style-name="Standard">
      <style:text-properties fo:font-size="22pt" officeooo:rsid="000f01b2" officeooo:paragraph-rsid="000f01b2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nkins Password</text:p>
      <text:p text:style-name="P1"/>
      <text:p text:style-name="P1">d029dd92e1e7417994c9313ad8cc748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08:26:19.269289896</meta:creation-date>
    <dc:date>2017-08-29T08:27:16.097010291</dc:date>
    <meta:editing-duration>PT59S</meta:editing-duration>
    <meta:editing-cycles>1</meta:editing-cycles>
    <meta:document-statistic meta:table-count="0" meta:image-count="0" meta:object-count="0" meta:page-count="1" meta:paragraph-count="2" meta:word-count="3" meta:character-count="48" meta:non-whitespace-character-count="47"/>
    <meta:generator>LibreOffice/5.1.6.2$Linux_X86_64 LibreOffice_project/10m0$Build-2</meta:generator>
  </office:meta>
</office:document-meta>
</file>